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Date d'exécution</text:p>
          </table:table-cell>
          <table:table-cell office:value-type="string">
            <text:p>Fait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string">
            <text:p>2022-12-20 00:00:00</text:p>
          </table:table-cell>
          <table:table-cell office:value-type="string">
            <text:p>SATD5</text:p>
          </table:table-cell>
          <table:table-cell office:value-type="string">
            <text:p>AAB447</text:p>
          </table:table-cell>
          <table:table-cell office:value-type="string">
            <text:p>_2023-02-21 16:11:40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string">
            <text:p>2022-12-19 00:00:00</text:p>
          </table:table-cell>
          <table:table-cell office:value-type="string">
            <text:p>SATD4</text:p>
          </table:table-cell>
          <table:table-cell office:value-type="string">
            <text:p>AAB452</text:p>
          </table:table-cell>
          <table:table-cell office:value-type="string">
            <text:p>2023-02-21 17:22:06</text:p>
          </table:table-cell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